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43fc"/>
    </style:style>
    <style:style style:name="P2" style:family="paragraph" style:parent-style-name="Standard">
      <style:text-properties fo:color="#000000" style:font-name="Liberation Serif" fo:font-size="12pt" officeooo:paragraph-rsid="001e43f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1e43fc" officeooo:paragraph-rsid="001e43fc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fc6aa" officeooo:paragraph-rsid="001fc6aa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font-style="italic" fo:font-weight="bold" officeooo:rsid="001fc6aa" officeooo:paragraph-rsid="001fc6aa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fc6aa" officeooo:paragraph-rsid="001fc6aa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e43fc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e43fc" officeooo:paragraph-rsid="001e43fc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c6aa" officeooo:paragraph-rsid="001e43fc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c6aa" officeooo:paragraph-rsid="001fc6aa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146dd" officeooo:paragraph-rsid="001fc6aa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37f1c" officeooo:paragraph-rsid="00237f1c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146dd" officeooo:paragraph-rsid="001fc6a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146dd" officeooo:paragraph-rsid="001fc6aa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1c3b2" officeooo:paragraph-rsid="001fc6aa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Preformatted_20_Text">
      <style:text-properties fo:font-variant="normal" fo:text-transform="none" fo:color="#000000" style:font-name="monospace" fo:font-size="12.75pt" fo:letter-spacing="normal" fo:font-style="normal" fo:font-weight="normal" officeooo:rsid="002146dd" officeooo:paragraph-rsid="001fc6aa" style:font-size-asian="12pt" style:font-size-complex="12pt"/>
    </style:style>
    <style:style style:name="T1" style:family="text">
      <style:text-properties officeooo:rsid="001e43f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e43fc"/>
    </style:style>
    <style:style style:name="T4" style:family="text">
      <style:text-properties fo:font-variant="normal" fo:text-transform="none" fo:letter-spacing="normal" fo:font-style="normal" fo:font-weight="normal" officeooo:rsid="001fc6aa"/>
    </style:style>
    <style:style style:name="T5" style:family="text">
      <style:text-properties fo:font-variant="normal" fo:text-transform="none" fo:letter-spacing="normal" fo:font-style="normal" fo:font-weight="normal" officeooo:rsid="002146dd"/>
    </style:style>
    <style:style style:name="T6" style:family="text">
      <style:text-properties fo:font-variant="normal" fo:text-transform="none" fo:letter-spacing="normal" fo:font-style="normal" fo:font-weight="normal" officeooo:rsid="002146dd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letter-spacing="normal" fo:font-style="normal" fo:font-weight="bold" officeooo:rsid="002146dd" style:font-weight-asian="bold" style:font-weight-complex="bold"/>
    </style:style>
    <style:style style:name="T8" style:family="text">
      <style:text-properties fo:font-variant="normal" fo:text-transform="none" fo:letter-spacing="normal" fo:font-style="normal" officeooo:rsid="002146dd" style:font-style-asian="normal" style:font-style-complex="normal"/>
    </style:style>
    <style:style style:name="T9" style:family="text">
      <style:text-properties officeooo:rsid="001fc6aa"/>
    </style:style>
    <style:style style:name="T10" style:family="text">
      <style:text-properties fo:font-weight="normal" officeooo:rsid="002146dd" style:font-style-asian="normal" style:font-weight-asian="normal" style:font-style-complex="normal" style:font-weight-complex="normal"/>
    </style:style>
    <style:style style:name="T11" style:family="text">
      <style:text-properties fo:font-weight="normal" officeooo:rsid="0021c3b2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1">Container command &amp; postfix</text:span></text:p>
      <text:p text:style-name="Standard"/>
      <text:p text:style-name="Standard">// <text:span text:style-name="T1">need the shell into the container, </text:span></text:p>
      <text:p text:style-name="P1">// <text:span text:style-name="T1">so need to install if not present by default</text:span></text:p>
      <text:p text:style-name="P7">RUN apk add --update bash</text:p>
      <text:p text:style-name="P7"/>
      <text:p text:style-name="P2"><text:span text:style-name="T2">// </text:span><text:span text:style-name="T3">get access to the shell in a running container </text:span></text:p>
      <text:p text:style-name="P8">docker exec -it &lt;containerName&gt; bash</text:p>
      <text:p text:style-name="P8">// then access to the mysql db</text:p>
      <text:p text:style-name="P8">mysql -u userName -p rootPassword databaseName </text:p>
      <text:p text:style-name="P8"/>
      <text:p text:style-name="P8">// then </text:p>
      <text:p text:style-name="P8">Mysql &gt; show databases;</text:p>
      <text:p text:style-name="P8"/>
      <text:p text:style-name="P3"><text:span text:style-name="T2">“</text:span><text:span text:style-name="T4">==========================================”</text:span></text:p>
      <text:p text:style-name="P9"/>
      <text:p text:style-name="P9"><text:tab/><text:tab/><text:tab/><text:tab/><text:tab/><text:tab/><text:tab/><text:tab/>Set up the db</text:p>
      <text:p text:style-name="P9"/>
      <text:p text:style-name="P9">// creer un fichier: createDb.sql Le fichier ne contient qu une seule commande </text:p>
      <text:p text:style-name="P4"><text:span text:style-name="T4">C</text:span><text:span text:style-name="T2">REATE DATABASE ‘dbName’;</text:span></text:p>
      <text:p text:style-name="P10"/>
      <text:p text:style-name="P10">// get the name of the container </text:p>
      <text:p text:style-name="P10">docker container ps</text:p>
      <text:p text:style-name="P10"/>
      <text:p text:style-name="P10">// load the file in a runnning container</text:p>
      <text:p text:style-name="P10">docker exec -i containerName mysql -uuserName -ppassword &lt; createDb.sql</text:p>
      <text:p text:style-name="P12">(docker exec -i htphpapache_mysql_1 mysql -uroot -proot &lt; createDb.sql)</text:p>
      <text:p text:style-name="P8"/>
      <text:p text:style-name="P3"><text:span text:style-name="T2">// </text:span><text:span text:style-name="T4">load the file with all the db datas (bc even I export this file, it doesn t create the db)</text:span></text:p>
      <text:p text:style-name="Standard">// <text:span text:style-name="T9">that why we need to create it before</text:span></text:p>
      <text:p text:style-name="P10">docker exec -i containerName mysql -u userName -p password &lt; dbDatas.sql</text:p>
      <text:p text:style-name="P10"/>
      <text:p text:style-name="P10">// access directly to mysql into the container</text:p>
      <text:p text:style-name="P10">// but I am not sure it works</text:p>
      <text:p text:style-name="P10">docker exec -it containerName mysql -u userName -p password</text:p>
      <text:p text:style-name="P10"/>
      <text:p text:style-name="P10"/>
      <text:p text:style-name="P4"><text:span text:style-name="T2">“</text:span><text:span text:style-name="T5">================================================”</text:span></text:p>
      <text:p text:style-name="P11"/>
      <text:p text:style-name="P11"><text:tab/><text:tab/><text:tab/><text:tab/><text:tab/><text:tab/><text:tab/><text:tab/>Set up postfix</text:p>
      <text:p text:style-name="P11"/>
      <text:p text:style-name="P11"/>
      <text:p text:style-name="P16">sudo apt-get install postfix</text:p>
      <text:p text:style-name="P11">// choice: internet site</text:p>
      <text:p text:style-name="P11">// domain.com</text:p>
      <text:p text:style-name="P11"/>
      <text:p text:style-name="P11">// config file stay at</text:p>
      <text:p text:style-name="P14">/etc/postfix/main.cf</text:p>
      <text:p text:style-name="P14"/>
      <text:p text:style-name="P5"><text:span text:style-name="T8">// </text:span><text:span text:style-name="T6">make a copy of it</text:span></text:p>
      <text:p text:style-name="P14">sudo cp /etc/postfix/main.cf /etc/postfix/main.cf.backup</text:p>
      <text:p text:style-name="P13"/>
      <text:p text:style-name="P13"><text:soft-page-break/></text:p>
      <text:p text:style-name="P6"><text:span text:style-name="T10">// </text:span><text:span text:style-name="T11">to modify the settings</text:span></text:p>
      <text:p text:style-name="P15">sudo vim /etc/postfix/main.cf</text:p>
      <text:p text:style-name="P11"/>
      <text:p text:style-name="P16">sudo service postfix restart</text:p>
      <text:p text:style-name="P16">sudo service postfix status</text:p>
      <text:p text:style-name="P11"/>
      <text:p text:style-name="P4"><text:span text:style-name="T5">jerome@jerome-PORTEGE-M900 ~ $ </text:span><text:span text:style-name="T7">sudo service postfix status</text:span></text:p>
      <text:p text:style-name="P11">● postfix.service - Postfix Mail Transport Agent</text:p>
      <text:p text:style-name="P11"><text:s text:c="3"/>Loaded: loaded (/lib/systemd/system/postfix.service; enabled; vendor preset: enable</text:p>
      <text:p text:style-name="P11"><text:s text:c="3"/>Active: active (exited) since Wed 2020-08-26 13:38:37 +07; 17min ago</text:p>
      <text:p text:style-name="P11"><text:s/>Main PID: 27193 (code=exited, status=0/SUCCESS)</text:p>
      <text:p text:style-name="P11"><text:s text:c="4"/>Tasks: 0 (limit: 2235)</text:p>
      <text:p text:style-name="P11"><text:s text:c="3"/>CGroup: /system.slice/postfix.service</text:p>
      <text:p text:style-name="P11"/>
      <text:p text:style-name="P11">ส.ค. 26 13:38:37 jerome-PORTEGE-M900 systemd[1]: Starting Postfix Mail Transport Agent</text:p>
      <text:p text:style-name="P11">ส.ค. 26 13:38:37 jerome-PORTEGE-M900 systemd[1]: Started Postfix Mail Transport Agent.</text:p>
      <text:p text:style-name="P11">lines 1-9/9 (END)...skipping...</text:p>
      <text:p text:style-name="P11">● postfix.service - Postfix Mail Transport Agent</text:p>
      <text:p text:style-name="P11"><text:s text:c="3"/>Loaded: loaded (/lib/systemd/system/postfix.service; enabled; vendor preset: enabled)</text:p>
      <text:p text:style-name="P11"><text:s text:c="3"/>Active: active (exited) since Wed 2020-08-26 13:38:37 +07; 17min ago</text:p>
      <text:p text:style-name="P11"><text:s/>Main PID: 27193 (code=exited, status=0/SUCCESS)</text:p>
      <text:p text:style-name="P11"><text:s text:c="4"/>Tasks: 0 (limit: 2235)</text:p>
      <text:p text:style-name="P11"><text:s text:c="3"/>CGroup: /system.slice/postfix.service</text:p>
      <text:p text:style-name="P11"/>
      <text:p text:style-name="P11">ส.ค. 26 13:38:37 jerome-PORTEGE-M900 systemd[1]: Starting Postfix Mail Transport Agent...</text:p>
      <text:p text:style-name="P11">ส.ค. 26 13:38:37 jerome-PORTEGE-M900 systemd[1]: Started Postfix Mail Transport Agent.</text:p>
      <text:p text:style-name="P11"/>
      <text:p text:style-name="P4"><text:span text:style-name="T5">jerome@jerome-PORTEGE-M900 ~ $ </text:span><text:span text:style-name="T7">sudo service postfix stop</text:span></text:p>
      <text:p text:style-name="P4"><text:span text:style-name="T5">jerome@jerome-PORTEGE-M900 ~ $ </text:span><text:span text:style-name="T7">sudo service postfix status</text:span></text:p>
      <text:p text:style-name="P11">● postfix.service - Postfix Mail Transport Agent</text:p>
      <text:p text:style-name="P11"><text:s text:c="3"/>Loaded: loaded (/lib/systemd/system/postfix.service; enabled; vendor preset: enabled)</text:p>
      <text:p text:style-name="P11"><text:s text:c="3"/>Active: inactive (dead) since Wed 2020-08-26 13:58:37 +07; 3s ago</text:p>
      <text:p text:style-name="P11"><text:s/>Main PID: 27193 (code=exited, status=0/SUCCESS)</text:p>
      <text:p text:style-name="P11"/>
      <text:p text:style-name="P11">ส.ค. 26 13:38:37 jerome-PORTEGE-M900 systemd[1]: Starting Postfix Mail Transport Agent...</text:p>
      <text:p text:style-name="P11">ส.ค. 26 13:38:37 jerome-PORTEGE-M900 systemd[1]: Started Postfix Mail Transport Agent.</text:p>
      <text:p text:style-name="P11">ส.ค. 26 13:58:37 jerome-PORTEGE-M900 systemd[1]: Stopped Postfix Mail Transport Agent.</text:p>
      <text:p text:style-name="P4"><text:span text:style-name="T5">jerome@jerome-PORTEGE-M900 ~ $ </text:span><text:span text:style-name="T7">sudo service postfix start</text:span></text:p>
      <text:p text:style-name="P4"><text:span text:style-name="T5">jerome@jerome-PORTEGE-M900 ~ $ </text:span><text:span text:style-name="T7">sudo service postfix status</text:span></text:p>
      <text:p text:style-name="P11">● postfix.service - Postfix Mail Transport Agent</text:p>
      <text:p text:style-name="P11"><text:s text:c="3"/>Loaded: loaded (/lib/systemd/system/postfix.service; enabled; vendor preset: enabled)</text:p>
      <text:p text:style-name="P11"><text:s text:c="3"/>Active: active (exited) since Wed 2020-08-26 13:58:54 +07; 2s ago</text:p>
      <text:p text:style-name="P11"><text:s text:c="2"/>Process: 30753 ExecStart=/bin/true (code=exited, status=0/SUCCESS)</text:p>
      <text:p text:style-name="P11"><text:s/>Main PID: 30753 (code=exited, status=0/SUCCESS)</text:p>
      <text:p text:style-name="P11"/>
      <text:p text:style-name="P11">ส.ค. 26 13:58:54 jerome-PORTEGE-M900 systemd[1]: Starting Postfix Mail Transport Agent...</text:p>
      <text:p text:style-name="P11">ส.ค. 26 13:58:54 jerome-PORTEGE-M900 systemd[1]: Started Postfix Mail Transport Agent.</text:p>
      <text:p text:style-name="P4"><text:span text:style-name="T5">jerome@jerome-PORTEGE-M900 ~ $ </text:span><text:span text:style-name="T7">sudo service postfix stop</text:span></text:p>
      <text:p text:style-name="P4"><text:span text:style-name="T5">jerome@jerome-PORTEGE-M900 ~ $ </text:span><text:span text:style-name="T7">sudo service postfix status</text:span></text:p>
      <text:p text:style-name="P11">● postfix.service - Postfix Mail Transport Agent</text:p>
      <text:p text:style-name="P11"><text:soft-page-break/><text:s text:c="3"/>Loaded: loaded (/lib/systemd/system/postfix.service; enabled; vendor preset: enabled)</text:p>
      <text:p text:style-name="P11"><text:s text:c="3"/>Active: inactive (dead) since Wed 2020-08-26 13:59:03 +07; 2s ago</text:p>
      <text:p text:style-name="P11"><text:s text:c="2"/>Process: 30753 ExecStart=/bin/true (code=exited, status=0/SUCCESS)</text:p>
      <text:p text:style-name="P11"><text:s/>Main PID: 30753 (code=exited, status=0/SUCCESS)</text:p>
      <text:p text:style-name="P11"/>
      <text:p text:style-name="P11">ส.ค. 26 13:58:54 jerome-PORTEGE-M900 systemd[1]: Starting Postfix Mail Transport Agent...</text:p>
      <text:p text:style-name="P11">ส.ค. 26 13:58:54 jerome-PORTEGE-M900 systemd[1]: Started Postfix Mail Transport Agent.</text:p>
      <text:p text:style-name="P11">ส.ค. 26 13:59:03 jerome-PORTEGE-M900 systemd[1]: Stopped Postfix Mail Transport Agent.</text:p>
      <text:p text:style-name="P11">jerome@jerome-PORTEGE-M900 ~ 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2:13:19.755490603</meta:creation-date>
    <meta:generator>LibreOffice/6.0.7.3$Linux_X86_64 LibreOffice_project/00m0$Build-3</meta:generator>
    <dc:date>2020-09-05T14:44:00.151530995</dc:date>
    <meta:editing-duration>PT2H8M47S</meta:editing-duration>
    <meta:editing-cycles>6</meta:editing-cycles>
    <meta:document-statistic meta:table-count="0" meta:image-count="0" meta:object-count="0" meta:page-count="3" meta:paragraph-count="85" meta:word-count="608" meta:character-count="4482" meta:non-whitespace-character-count="3913"/>
  </office:meta>
</office:document-meta>
</file>